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b482b" officeooo:paragraph-rsid="001b482b"/>
    </style:style>
    <style:style style:name="P3" style:family="paragraph" style:parent-style-name="Standard">
      <style:paragraph-properties style:line-height-at-least="0.423cm"/>
      <style:text-properties fo:color="#d4d4d4" style:font-name="Droid Sans Mono" fo:font-size="9pt" fo:font-weight="normal" fo:background-color="#1e1e1e"/>
    </style:style>
    <style:style style:name="P4" style:family="paragraph" style:parent-style-name="Standard">
      <style:text-properties fo:color="#d4d4d4" style:font-name="Droid Sans Mono" fo:font-size="9pt" fo:font-weight="normal" officeooo:rsid="001b482b" officeooo:paragraph-rsid="001b482b" fo:background-color="#1e1e1e"/>
    </style:style>
    <style:style style:name="P5" style:family="paragraph" style:parent-style-name="Standard">
      <style:paragraph-properties fo:margin-left="0cm" fo:margin-right="0cm" fo:line-height="100%" fo:text-align="center" style:justify-single-word="false" fo:hyphenation-ladder-count="no-limit" fo:text-indent="0cm" style:auto-text-indent="false"/>
      <style:text-properties style:letter-kerning="true" style:font-name-asian="Times New Roman1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line-height="100%" fo:text-align="end" style:justify-single-word="false" fo:hyphenation-ladder-count="no-limit" fo:text-indent="0cm" style:auto-text-indent="false"/>
      <style:text-properties style:letter-kerning="true" style:font-name-asian="Times New Roman1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line-height="100%" fo:hyphenation-ladder-count="no-limit" fo:text-indent="0cm" style:auto-text-indent="false"/>
      <style:text-properties style:letter-kerning="true" style:font-name-asian="Times New Roman1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line-height="100%" fo:text-align="center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line-height="100%" fo:text-align="end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align="center" style:justify-single-word="false" fo:hyphenation-ladder-count="no-limit" fo:text-indent="0cm" style:auto-text-indent="false"/>
      <style:text-properties style:font-name="Times New Roman" fo:font-size="14pt" officeooo:rsid="001505bf" officeooo:paragraph-rsid="001505bf" style:letter-kerning="true" style:font-name-asian="Times New Roman1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.499cm" loext:contextual-spacing="false" style:line-height-at-least="0.423cm"/>
    </style:style>
    <style:style style:name="P12" style:family="paragraph" style:parent-style-name="Standard" style:master-page-name="First_20_Page">
      <style:paragraph-properties fo:margin-left="0cm" fo:margin-right="0cm" fo:line-height="115%" fo:text-align="center" style:justify-single-word="false" fo:hyphenation-ladder-count="no-limit" fo:text-indent="0cm" style:auto-text-indent="false" style:page-number="1"/>
      <style:text-properties style:letter-kerning="true" style:font-name-asian="Times New Roman1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style:letter-kerning="true" style:font-name-asian="Times New Roman1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line-height="100%" fo:text-align="end" style:justify-single-word="false" fo:hyphenation-ladder-count="no-limit" fo:text-indent="0cm" style:auto-text-indent="false"/>
      <style:text-properties style:letter-kerning="true" style:font-name-asian="Times New Roman1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482b" officeooo:paragraph-rsid="001b482b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1eff39" officeooo:paragraph-rsid="001eff39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paragraph-rsid="00203e07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03e07" officeooo:paragraph-rsid="00203e07"/>
    </style:style>
    <style:style style:name="P19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hyphenation-ladder-count="no-limit" fo:text-indent="0cm" style:auto-text-indent="false"/>
      <style:text-properties fo:language="en" fo:country="US" style:letter-kerning="true" style:font-name-asian="Times New Roman1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rsid="001b482b" officeooo:paragraph-rsid="001b482b"/>
    </style:style>
    <style:style style:name="P21" style:family="paragraph" style:parent-style-name="Standard">
      <style:text-properties officeooo:rsid="001eff39" officeooo:paragraph-rsid="001eff39"/>
    </style:style>
    <style:style style:name="P22" style:family="paragraph" style:parent-style-name="Standard">
      <style:paragraph-properties fo:text-align="center" style:justify-single-word="false"/>
      <style:text-properties officeooo:rsid="001eff39" officeooo:paragraph-rsid="001eff39"/>
    </style:style>
    <style:style style:name="P23" style:family="paragraph" style:parent-style-name="Standard">
      <style:paragraph-properties fo:text-align="justify" style:justify-single-word="false"/>
      <style:text-properties officeooo:rsid="001eff39" officeooo:paragraph-rsid="001eff39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1eff39" officeooo:paragraph-rsid="001eff39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1eff39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203e07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  <style:text-properties officeooo:rsid="001eff39" officeooo:paragraph-rsid="00203e07"/>
    </style:style>
    <style:style style:name="T1" style:family="text">
      <style:text-properties style:letter-kerning="true" style:font-name-asian="Times New Roman1" style:language-asian="zh" style:country-asian="CN" style:font-name-complex="Times New Roman1" style:font-size-complex="14pt" style:language-complex="hi" style:country-complex="IN"/>
    </style:style>
    <style:style style:name="T2" style:family="text">
      <style:text-properties officeooo:rsid="001505bf" style:letter-kerning="true" style:font-name-asian="Times New Roman1" style:language-asian="zh" style:country-asian="CN" style:font-name-complex="Times New Roman1" style:font-size-complex="14pt" style:language-complex="hi" style:country-complex="IN"/>
    </style:style>
    <style:style style:name="T3" style:family="text">
      <style:text-properties style:font-name="Times New Roman" fo:font-size="14pt" officeooo:rsid="001505bf" style:letter-kerning="true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font-name="Times New Roman" fo:font-size="14pt" officeooo:rsid="001eff39" style:font-size-asian="14pt"/>
    </style:style>
    <style:style style:name="T5" style:family="text">
      <style:text-properties fo:color="#c586c0"/>
    </style:style>
    <style:style style:name="T6" style:family="text">
      <style:text-properties fo:color="#4ec9b0"/>
    </style:style>
    <style:style style:name="T7" style:family="text">
      <style:text-properties fo:color="#569cd6"/>
    </style:style>
    <style:style style:name="T8" style:family="text">
      <style:text-properties fo:color="#9cdcfe"/>
    </style:style>
    <style:style style:name="T9" style:family="text">
      <style:text-properties fo:color="#dcdcaa"/>
    </style:style>
    <style:style style:name="T10" style:family="text">
      <style:text-properties fo:color="#b5cea8"/>
    </style:style>
    <style:style style:name="T11" style:family="text">
      <style:text-properties fo:color="#ce9178"/>
    </style:style>
    <style:style style:name="T12" style:family="text">
      <style:text-properties officeooo:rsid="001eff39"/>
    </style:style>
    <style:style style:name="T13" style:family="text">
      <style:text-properties officeooo:rsid="00203e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Российской Федерации</text:p>
      <text:p text:style-name="P13">Пермский Национальный Исследовательский Политехнический Университет</text:p>
      <text:p text:style-name="P13">Кафедра «Информационные технологии и автоматизированные системы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Лабораторная работа № 1</text:p>
      <text:p text:style-name="P8"><text:span text:style-name="T1">Тема: «</text:span><text:span text:style-name="T3">Калькулятор множеств</text:span><text:span text:style-name="T1">»</text:span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Выполнил:</text:p>
      <text:p text:style-name="P6">Студент группы ИВТ-19-2б</text:p>
      <text:p text:style-name="P6">Шеретов Марк Алексеевич</text:p>
      <text:p text:style-name="P6">Принял:</text:p>
      <text:p text:style-name="P6">Доцент кафедры ИТАС</text:p>
      <text:p text:style-name="P9"><text:span text:style-name="T3">А</text:span><text:span text:style-name="T1">.</text:span><text:span text:style-name="T2">Ф</text:span><text:span text:style-name="T1">. </text:span><text:span text:style-name="T3">Хабибулин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19">Пермь 2020</text:p>
      <text:p text:style-name="P22"><text:soft-page-break/>ПОСТАНОВКА ЗАДАЧИ</text:p>
      <text:p text:style-name="P21">Разработать программу «Калькулятор» для работы со множествами чисел на любом из языков программирования. </text:p>
      <text:p text:style-name="P21"/>
      <text:p text:style-name="P22">АНАЛИЗ ЗАДАЧИ</text:p>
      <text:p text:style-name="P23">На вход программа получает:</text:p>
      <text:list xml:id="list2883532560" text:style-name="L1">
        <text:list-item>
          <text:p text:style-name="P24">Длину множества универсум <text:span text:style-name="T13">(множество принимает вид: 1, 2, …, N )</text:span>;</text:p>
        </text:list-item>
        <text:list-item>
          <text:p text:style-name="P24">Длину множества А;</text:p>
        </text:list-item>
        <text:list-item>
          <text:p text:style-name="P24">Объекты множества А;</text:p>
        </text:list-item>
        <text:list-item>
          <text:p text:style-name="P24">Длину множества B;</text:p>
        </text:list-item>
        <text:list-item>
          <text:p text:style-name="P25"><text:span text:style-name="T12">Объекты множества </text:span><text:span text:style-name="T4">B</text:span><text:span text:style-name="T12">;</text:span></text:p>
        </text:list-item>
        <text:list-item>
          <text:p text:style-name="P24">Длину множества C;</text:p>
        </text:list-item>
        <text:list-item>
          <text:p text:style-name="P25"><text:span text:style-name="T12">Объекты множества </text:span><text:span text:style-name="T4">C</text:span><text:span text:style-name="T12">;</text:span></text:p>
        </text:list-item>
        <text:list-item>
          <text:p text:style-name="P24">Длину множества D;</text:p>
        </text:list-item>
        <text:list-item>
          <text:p text:style-name="P25"><text:span text:style-name="T12">Объекты множества </text:span><text:span text:style-name="T4">D</text:span><text:span text:style-name="T12">;</text:span></text:p>
        </text:list-item>
        <text:list-item>
          <text:p text:style-name="P24">Количество скобок в конечном выражении;</text:p>
        </text:list-item>
        <text:list-item>
          <text:p text:style-name="P24">Содержание каждой из скобок <text:span text:style-name="T13">(литералы обозначающие множества, объединённые различными идентификаторами операций)</text:span>;</text:p>
        </text:list-item>
        <text:list-item>
          <text:p text:style-name="P24">Идентификатор операции между скобок.</text:p>
          <text:p text:style-name="P16"/>
          <text:list>
            <text:list-item>
              <text:list>
                <text:list-header>
                  <text:p text:style-name="P27">Программа способна воспринимать литералы верхнего и нижнего регистра. Идентификатор операци<text:span text:style-name="T13">й представлен в 2х различных типах:</text:span></text:p>
                </text:list-header>
              </text:list>
            </text:list-item>
          </text:list>
        </text:list-item>
        <text:list-item>
          <text:p text:style-name="P26"><text:span text:style-name="T13">Сложение: <text:s/><text:tab/><text:tab/>«v» , «+»;</text:span></text:p>
        </text:list-item>
        <text:list-item>
          <text:p text:style-name="P26"><text:span text:style-name="T13">Объединение:<text:tab/><text:tab/>«^» , «*»;</text:span></text:p>
        </text:list-item>
        <text:list-item>
          <text:p text:style-name="P26"><text:span text:style-name="T13">Отрицание: <text:tab/><text:tab/>«!» , <text:s/>«-».</text:span></text:p>
          <text:p text:style-name="P17"><text:span text:style-name="T13"><text:s/></text:span><text:span text:style-name="T12"><text:s text:c="2"/></text:span></text:p>
        </text:list-item>
      </text:list>
      <text:p text:style-name="P18"><text:tab/>На выход программа подаёт множество чисел, полученное в результате выполнения операций над исходными множествами, описанное в исходных данных.</text:p>
      <text:p text:style-name="P2"/>
      <text:p text:style-name="P15"><text:bookmark-start text:name="_Toc56178401"/><text:soft-page-break/>К<text:bookmark-end text:name="_Toc56178401"/>ОД ПРОГРАММЫ НА ЯП C#:</text:p>
      <text:p text:style-name="P4"><text:span text:style-name="T5">using</text:span> <text:span text:style-name="T6">System</text:span>;</text:p>
      <text:p text:style-name="P3"><text:span text:style-name="T5">using</text:span> <text:span text:style-name="T6">System</text:span>.<text:span text:style-name="T6">Collections</text:span>.<text:span text:style-name="T6">Generic</text:span>;</text:p>
      <text:p text:style-name="P3"><text:span text:style-name="T5">using</text:span> <text:span text:style-name="T6">System</text:span>.<text:span text:style-name="T6">Linq</text:span>;</text:p>
      <text:p text:style-name="P11"/>
      <text:p text:style-name="P3"><text:span text:style-name="T7">namespace</text:span> <text:span text:style-name="T6">LogicalCalculator</text:span></text:p>
      <text:p text:style-name="P3">{</text:p>
      <text:p text:style-name="P3"><text:span text:style-name="T7">class</text:span> <text:span text:style-name="T6">Program</text:span></text:p>
      <text:p text:style-name="P3">{</text:p>
      <text:p text:style-name="P3"><text:span text:style-name="T7">static</text:span> <text:span text:style-name="T7">int</text:span> <text:span text:style-name="T8">n</text:span>;</text:p>
      <text:p text:style-name="P3"><text:span text:style-name="T7">static</text:span> <text:span text:style-name="T6">List</text:span>&lt;<text:span text:style-name="T7">int</text:span>&gt; <text:span text:style-name="T8">U</text:span>, <text:span text:style-name="T8">A</text:span>, <text:span text:style-name="T8">B</text:span>, <text:span text:style-name="T8">C</text:span>, <text:span text:style-name="T8">D</text:span>;</text:p>
      <text:p text:style-name="P3"><text:span text:style-name="T7">static</text:span> <text:span text:style-name="T6">IEnumerable</text:span>&lt;<text:span text:style-name="T7">int</text:span>&gt; <text:span text:style-name="T8">mn1</text:span>, <text:span text:style-name="T8">mn2</text:span>;</text:p>
      <text:p text:style-name="P3"><text:span text:style-name="T7">static</text:span> <text:span text:style-name="T7">void</text:span> <text:span text:style-name="T9">Main</text:span>(<text:span text:style-name="T7">string</text:span>[] <text:span text:style-name="T8">args</text:span>)</text:p>
      <text:p text:style-name="P3">{</text:p>
      <text:p text:style-name="P3"><text:span text:style-name="T9">Run</text:span>();</text:p>
      <text:p text:style-name="P3">}</text:p>
      <text:p text:style-name="P3"><text:span text:style-name="T7">static</text:span> <text:span text:style-name="T7">void</text:span> <text:span text:style-name="T9">Run</text:span>()</text:p>
      <text:p text:style-name="P3">{</text:p>
      <text:p text:style-name="P3"><text:span text:style-name="T9">InputU</text:span>();</text:p>
      <text:p text:style-name="P3"><text:span text:style-name="T9">InputA</text:span>();</text:p>
      <text:p text:style-name="P3"><text:span text:style-name="T9">InputB</text:span>();</text:p>
      <text:p text:style-name="P3"><text:span text:style-name="T9">InputC</text:span>();</text:p>
      <text:p text:style-name="P3"><text:span text:style-name="T9">InputD</text:span>();</text:p>
      <text:p text:style-name="P3"><text:span text:style-name="T9">parentheses</text:span>();</text:p>
      <text:p text:style-name="P3">}</text:p>
      <text:p text:style-name="P3"><text:span text:style-name="T7">static</text:span> <text:span text:style-name="T6">IEnumerable</text:span>&lt;<text:span text:style-name="T7">int</text:span>&gt; <text:span text:style-name="T9">Parse</text:span>(<text:span text:style-name="T7">string</text:span> <text:span text:style-name="T8">str</text:span>)</text:p>
      <text:p text:style-name="P3">{</text:p>
      <text:p text:style-name="P3"><text:span text:style-name="T7">bool</text:span> <text:span text:style-name="T8">flag</text:span>, <text:span text:style-name="T8">neg1</text:span>, <text:span text:style-name="T8">neg2</text:span>, <text:span text:style-name="T8">inter</text:span>, <text:span text:style-name="T8">un</text:span>;</text:p>
      <text:p text:style-name="P3"><text:span text:style-name="T8">flag</text:span> = <text:span text:style-name="T8">neg1</text:span> = <text:span text:style-name="T8">neg2</text:span> = <text:span text:style-name="T8">inter</text:span> = <text:span text:style-name="T8">un</text:span> = <text:span text:style-name="T7">false</text:span>;</text:p>
      <text:p text:style-name="P3"><text:span text:style-name="T5">for</text:span> (<text:span text:style-name="T7">int</text:span> <text:span text:style-name="T8">i</text:span> = <text:span text:style-name="T10">0</text:span>; <text:span text:style-name="T8">i</text:span> &lt; <text:span text:style-name="T8">str</text:span>.<text:span text:style-name="T8">Length</text:span>; <text:span text:style-name="T8">i</text:span>++)</text:p>
      <text:p text:style-name="P3">{</text:p>
      <text:p text:style-name="P3"><text:span text:style-name="T5">if</text:span> (<text:span text:style-name="T8">i</text:span> == <text:span text:style-name="T10">0</text:span> &amp;&amp; (<text:span text:style-name="T8">str</text:span>[<text:span text:style-name="T8">i</text:span>] == <text:span text:style-name="T11">'!'</text:span> || <text:span text:style-name="T8">str</text:span>[<text:span text:style-name="T8">i</text:span>] == <text:span text:style-name="T11">'-'</text:span>)) <text:span text:style-name="T8">neg1</text:span> = <text:span text:style-name="T7">true</text:span>;</text:p>
      <text:p text:style-name="P3"><text:span text:style-name="T5">else</text:span> <text:span text:style-name="T5">if</text:span> (<text:span text:style-name="T8">i</text:span> != <text:span text:style-name="T10">0</text:span> &amp;&amp; (<text:span text:style-name="T8">str</text:span>[<text:span text:style-name="T8">i</text:span>] == <text:span text:style-name="T11">'!'</text:span> || <text:span text:style-name="T8">str</text:span>[<text:span text:style-name="T8">i</text:span>] == <text:span text:style-name="T11">'-'</text:span>)) <text:span text:style-name="T8">neg2</text:span> = <text:span text:style-name="T7">true</text:span>;</text:p>
      <text:p text:style-name="P3"><text:span text:style-name="T5">else</text:span> <text:span text:style-name="T5">if</text:span> (<text:span text:style-name="T8">str</text:span>[<text:span text:style-name="T8">i</text:span>] == <text:span text:style-name="T11">'A'</text:span> || <text:span text:style-name="T8">str</text:span>[<text:span text:style-name="T8">i</text:span>] == <text:span text:style-name="T11">'a'</text:span>)</text:p>
      <text:p text:style-name="P3"><text:span text:style-name="T5">if</text:span> (<text:span text:style-name="T8">flag</text:span> == <text:span text:style-name="T7">false</text:span>)</text:p>
      <text:p text:style-name="P3">{</text:p>
      <text:p text:style-name="P3"><text:span text:style-name="T8">mn1</text:span> = <text:span text:style-name="T8">A</text:span>;</text:p>
      <text:p text:style-name="P3"><text:span text:style-name="T8">flag</text:span> = <text:span text:style-name="T7">true</text:span>;</text:p>
      <text:p text:style-name="P3">}</text:p>
      <text:p text:style-name="P3"><text:span text:style-name="T5">else</text:span> <text:span text:style-name="T8">mn2</text:span> = <text:span text:style-name="T8">A</text:span>;</text:p>
      <text:p text:style-name="P3"><text:span text:style-name="T5">else</text:span> <text:span text:style-name="T5">if</text:span> (<text:span text:style-name="T8">str</text:span>[<text:span text:style-name="T8">i</text:span>] == <text:span text:style-name="T11">'B'</text:span> || <text:span text:style-name="T8">str</text:span>[<text:span text:style-name="T8">i</text:span>] == <text:span text:style-name="T11">'b'</text:span>)</text:p>
      <text:p text:style-name="P3"><text:span text:style-name="T5">if</text:span> (<text:span text:style-name="T8">flag</text:span> == <text:span text:style-name="T7">false</text:span>)</text:p>
      <text:p text:style-name="P3">{</text:p>
      <text:p text:style-name="P3"><text:span text:style-name="T8">mn1</text:span> = <text:span text:style-name="T8">B</text:span>;</text:p>
      <text:p text:style-name="P3"><text:span text:style-name="T8">flag</text:span> = <text:span text:style-name="T7">true</text:span>;</text:p>
      <text:p text:style-name="P3">}</text:p>
      <text:p text:style-name="P3"><text:span text:style-name="T5">else</text:span> <text:span text:style-name="T8">mn2</text:span> = <text:span text:style-name="T8">B</text:span>;</text:p>
      <text:p text:style-name="P3"><text:span text:style-name="T5">else</text:span> <text:span text:style-name="T5">if</text:span> (<text:span text:style-name="T8">str</text:span>[<text:span text:style-name="T8">i</text:span>] == <text:span text:style-name="T11">'C'</text:span> || <text:span text:style-name="T8">str</text:span>[<text:span text:style-name="T8">i</text:span>] == <text:span text:style-name="T11">'c'</text:span>)</text:p>
      <text:p text:style-name="P3"><text:span text:style-name="T5">if</text:span> (<text:span text:style-name="T8">flag</text:span> == <text:span text:style-name="T7">false</text:span>)</text:p>
      <text:p text:style-name="P3">{</text:p>
      <text:p text:style-name="P3"><text:span text:style-name="T8">mn1</text:span> = <text:span text:style-name="T8">C</text:span>;</text:p>
      <text:p text:style-name="P3"><text:span text:style-name="T8">flag</text:span> = <text:span text:style-name="T7">true</text:span>;</text:p>
      <text:p text:style-name="P3">}</text:p>
      <text:p text:style-name="P3"><text:span text:style-name="T5">else</text:span> <text:span text:style-name="T8">mn2</text:span> = <text:span text:style-name="T8">C</text:span>;</text:p>
      <text:p text:style-name="P3"><text:span text:style-name="T5">else</text:span> <text:span text:style-name="T5">if</text:span> (<text:span text:style-name="T8">str</text:span>[<text:span text:style-name="T8">i</text:span>] == <text:span text:style-name="T11">'D'</text:span> || <text:span text:style-name="T8">str</text:span>[<text:span text:style-name="T8">i</text:span>] == <text:span text:style-name="T11">'d'</text:span>)</text:p>
      <text:p text:style-name="P3"><text:soft-page-break/><text:span text:style-name="T5">if</text:span> (<text:span text:style-name="T8">flag</text:span> == <text:span text:style-name="T7">false</text:span>)</text:p>
      <text:p text:style-name="P3">{</text:p>
      <text:p text:style-name="P3"><text:span text:style-name="T8">mn1</text:span> = <text:span text:style-name="T8">D</text:span>;</text:p>
      <text:p text:style-name="P3"><text:span text:style-name="T8">flag</text:span> = <text:span text:style-name="T7">true</text:span>;</text:p>
      <text:p text:style-name="P3">}</text:p>
      <text:p text:style-name="P3"><text:span text:style-name="T5">else</text:span> <text:span text:style-name="T8">mn2</text:span> = <text:span text:style-name="T8">D</text:span>;</text:p>
      <text:p text:style-name="P3"><text:span text:style-name="T5">else</text:span> <text:span text:style-name="T5">if</text:span> (<text:span text:style-name="T8">str</text:span>[<text:span text:style-name="T8">i</text:span>] == <text:span text:style-name="T11">'^'</text:span>) <text:span text:style-name="T8">inter</text:span> = <text:span text:style-name="T7">true</text:span>;</text:p>
      <text:p text:style-name="P3"><text:span text:style-name="T5">else</text:span> <text:span text:style-name="T5">if</text:span> (<text:span text:style-name="T8">str</text:span>[<text:span text:style-name="T8">i</text:span>] == <text:span text:style-name="T11">'v'</text:span>) <text:span text:style-name="T8">un</text:span> = <text:span text:style-name="T7">true</text:span>;</text:p>
      <text:p text:style-name="P3">}</text:p>
      <text:p text:style-name="P3"><text:span text:style-name="T5">if</text:span> (<text:span text:style-name="T8">neg1</text:span> == <text:span text:style-name="T7">true</text:span>)</text:p>
      <text:p text:style-name="P3">{</text:p>
      <text:p text:style-name="P3"><text:span text:style-name="T8">mn1</text:span> = <text:span text:style-name="T9">Exception</text:span>(<text:span text:style-name="T8">mn1</text:span>);</text:p>
      <text:p text:style-name="P3"><text:span text:style-name="T5">if</text:span> (<text:span text:style-name="T8">inter</text:span> == <text:span text:style-name="T7">false</text:span> &amp;&amp; <text:span text:style-name="T8">un</text:span> == <text:span text:style-name="T7">false</text:span>)</text:p>
      <text:p text:style-name="P3"><text:span text:style-name="T5">return</text:span> <text:span text:style-name="T8">mn1</text:span>;</text:p>
      <text:p text:style-name="P3">}</text:p>
      <text:p text:style-name="P3"><text:span text:style-name="T5">if</text:span> (<text:span text:style-name="T8">neg2</text:span> == <text:span text:style-name="T7">true</text:span>)</text:p>
      <text:p text:style-name="P3">{</text:p>
      <text:p text:style-name="P3"><text:span text:style-name="T8">mn2</text:span> = <text:span text:style-name="T9">Exception</text:span>(<text:span text:style-name="T8">mn2</text:span>);</text:p>
      <text:p text:style-name="P3"><text:span text:style-name="T5">if</text:span> (<text:span text:style-name="T8">inter</text:span> == <text:span text:style-name="T7">false</text:span> &amp;&amp; <text:span text:style-name="T8">un</text:span> == <text:span text:style-name="T7">false</text:span>)</text:p>
      <text:p text:style-name="P3"><text:span text:style-name="T5">return</text:span> <text:span text:style-name="T8">mn2</text:span>;</text:p>
      <text:p text:style-name="P3">}</text:p>
      <text:p text:style-name="P3"><text:span text:style-name="T5">if</text:span> (<text:span text:style-name="T8">inter</text:span> == <text:span text:style-name="T7">true</text:span>) <text:span text:style-name="T5">return</text:span> (<text:span text:style-name="T9">Intersection</text:span>(<text:span text:style-name="T8">mn1</text:span>, <text:span text:style-name="T8">mn2</text:span>));</text:p>
      <text:p text:style-name="P3"><text:span text:style-name="T5">if</text:span> (<text:span text:style-name="T8">un</text:span> == <text:span text:style-name="T7">true</text:span>) <text:span text:style-name="T5">return</text:span> (<text:span text:style-name="T9">Union</text:span>(<text:span text:style-name="T8">mn1</text:span>, <text:span text:style-name="T8">mn2</text:span>));</text:p>
      <text:p text:style-name="P3"><text:span text:style-name="T5">return</text:span> <text:span text:style-name="T8">mn1</text:span>;</text:p>
      <text:p text:style-name="P3">}</text:p>
      <text:p text:style-name="P3"><text:span text:style-name="T7">static</text:span> <text:span text:style-name="T6">IEnumerable</text:span>&lt;<text:span text:style-name="T7">int</text:span>&gt; <text:span text:style-name="T9">Exception</text:span>(<text:span text:style-name="T6">IEnumerable</text:span>&lt;<text:span text:style-name="T7">int</text:span>&gt; <text:span text:style-name="T8">a</text:span>)</text:p>
      <text:p text:style-name="P3">{</text:p>
      <text:p text:style-name="P3"><text:span text:style-name="T5">return</text:span> <text:span text:style-name="T8">U</text:span>.<text:span text:style-name="T9">Except</text:span>(<text:span text:style-name="T8">a</text:span>);</text:p>
      <text:p text:style-name="P3">}</text:p>
      <text:p text:style-name="P3"><text:span text:style-name="T7">static</text:span> <text:span text:style-name="T6">IEnumerable</text:span>&lt;<text:span text:style-name="T7">int</text:span>&gt; <text:span text:style-name="T9">Intersection</text:span>(<text:span text:style-name="T6">IEnumerable</text:span>&lt;<text:span text:style-name="T7">int</text:span>&gt; <text:span text:style-name="T8">a</text:span>, <text:span text:style-name="T6">IEnumerable</text:span>&lt;<text:span text:style-name="T7">int</text:span>&gt; <text:span text:style-name="T8">b</text:span>)</text:p>
      <text:p text:style-name="P3">{</text:p>
      <text:p text:style-name="P3"><text:span text:style-name="T5">return</text:span> <text:span text:style-name="T8">a</text:span>.<text:span text:style-name="T9">Intersect</text:span>(<text:span text:style-name="T8">b</text:span>);</text:p>
      <text:p text:style-name="P3">}</text:p>
      <text:p text:style-name="P3"><text:span text:style-name="T7">static</text:span> <text:span text:style-name="T6">IEnumerable</text:span>&lt;<text:span text:style-name="T7">int</text:span>&gt; <text:span text:style-name="T9">Union</text:span>(<text:span text:style-name="T6">IEnumerable</text:span>&lt;<text:span text:style-name="T7">int</text:span>&gt; <text:span text:style-name="T8">a</text:span>, <text:span text:style-name="T6">IEnumerable</text:span>&lt;<text:span text:style-name="T7">int</text:span>&gt; <text:span text:style-name="T8">b</text:span>)</text:p>
      <text:p text:style-name="P3">{</text:p>
      <text:p text:style-name="P3"><text:span text:style-name="T5">return</text:span> <text:span text:style-name="T8">a</text:span>.<text:span text:style-name="T9">Union</text:span>(<text:span text:style-name="T8">b</text:span>);</text:p>
      <text:p text:style-name="P3">}</text:p>
      <text:p text:style-name="P3"><text:span text:style-name="T7">static</text:span> <text:span text:style-name="T7">void</text:span> <text:span text:style-name="T9">InputU</text:span>()</text:p>
      <text:p text:style-name="P3">{</text:p>
      <text:p text:style-name="P3"><text:span text:style-name="T8">Console</text:span>.<text:span text:style-name="T9">Write</text:span>(<text:span text:style-name="T11">"Количество элементов в универсуме: "</text:span>);</text:p>
      <text:p text:style-name="P3"><text:span text:style-name="T8">n</text:span> = <text:span text:style-name="T8">Convert</text:span>.<text:span text:style-name="T9">ToInt32</text:span>(<text:span text:style-name="T8">Console</text:span>.<text:span text:style-name="T9">ReadLine</text:span>());</text:p>
      <text:p text:style-name="P3"><text:span text:style-name="T8">U</text:span> = <text:span text:style-name="T7">new</text:span> <text:span text:style-name="T6">List</text:span>&lt;<text:span text:style-name="T7">int</text:span>&gt;(<text:span text:style-name="T8">n</text:span>);</text:p>
      <text:p text:style-name="P3"><text:span text:style-name="T5">for</text:span> (<text:span text:style-name="T7">int</text:span> <text:span text:style-name="T8">i</text:span> = <text:span text:style-name="T10">1</text:span>; <text:span text:style-name="T8">i</text:span> &lt;= <text:span text:style-name="T8">n</text:span>; <text:span text:style-name="T8">i</text:span>++)</text:p>
      <text:p text:style-name="P3"><text:span text:style-name="T8">U</text:span>.<text:span text:style-name="T9">Add</text:span>(<text:span text:style-name="T8">i</text:span>);</text:p>
      <text:p text:style-name="P3">}</text:p>
      <text:p text:style-name="P3"><text:span text:style-name="T7">static</text:span> <text:span text:style-name="T7">void</text:span> <text:span text:style-name="T9">InputA</text:span>()</text:p>
      <text:p text:style-name="P3">{</text:p>
      <text:p text:style-name="P3"><text:span text:style-name="T8">Console</text:span>.<text:span text:style-name="T9">Write</text:span>(<text:span text:style-name="T11">"Количество элементов в A: "</text:span>);</text:p>
      <text:p text:style-name="P3"><text:span text:style-name="T8">n</text:span> = <text:span text:style-name="T8">Convert</text:span>.<text:span text:style-name="T9">ToInt32</text:span>(<text:span text:style-name="T8">Console</text:span>.<text:span text:style-name="T9">ReadLine</text:span>());</text:p>
      <text:p text:style-name="P3"><text:span text:style-name="T8">A</text:span> = <text:span text:style-name="T7">new</text:span> <text:span text:style-name="T6">List</text:span>&lt;<text:span text:style-name="T7">int</text:span>&gt;(<text:span text:style-name="T8">n</text:span>);</text:p>
      <text:p text:style-name="P3"><text:span text:style-name="T5">for</text:span> (<text:span text:style-name="T7">int</text:span> 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3"><text:span text:style-name="T8">A</text:span>.<text:span text:style-name="T9">Add</text:span>(<text:span text:style-name="T8">Convert</text:span>.<text:span text:style-name="T9">ToInt32</text:span>(<text:span text:style-name="T8">Console</text:span>.<text:span text:style-name="T9">ReadLine</text:span>()));</text:p>
      <text:p text:style-name="P3">}</text:p>
      <text:p text:style-name="P3"><text:span text:style-name="T7">static</text:span> <text:span text:style-name="T7">void</text:span> <text:span text:style-name="T9">InputB</text:span>()</text:p>
      <text:p text:style-name="P3">{</text:p>
      <text:p text:style-name="P3"><text:span text:style-name="T8">Console</text:span>.<text:span text:style-name="T9">Write</text:span>(<text:span text:style-name="T11">"Количество элементов в B: "</text:span>);</text:p>
      <text:p text:style-name="P3"><text:span text:style-name="T8">n</text:span> = <text:span text:style-name="T8">Convert</text:span>.<text:span text:style-name="T9">ToInt32</text:span>(<text:span text:style-name="T8">Console</text:span>.<text:span text:style-name="T9">ReadLine</text:span>());</text:p>
      <text:p text:style-name="P3"><text:span text:style-name="T8">B</text:span> = <text:span text:style-name="T7">new</text:span> <text:span text:style-name="T6">List</text:span>&lt;<text:span text:style-name="T7">int</text:span>&gt;(<text:span text:style-name="T8">n</text:span>);</text:p>
      <text:p text:style-name="P3"><text:soft-page-break/><text:span text:style-name="T5">for</text:span> (<text:span text:style-name="T7">int</text:span> 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3"><text:span text:style-name="T8">B</text:span>.<text:span text:style-name="T9">Add</text:span>(<text:span text:style-name="T8">Convert</text:span>.<text:span text:style-name="T9">ToInt32</text:span>(<text:span text:style-name="T8">Console</text:span>.<text:span text:style-name="T9">ReadLine</text:span>()));</text:p>
      <text:p text:style-name="P3">}</text:p>
      <text:p text:style-name="P3"><text:span text:style-name="T7">static</text:span> <text:span text:style-name="T7">void</text:span> <text:span text:style-name="T9">InputC</text:span>()</text:p>
      <text:p text:style-name="P3">{</text:p>
      <text:p text:style-name="P3"><text:span text:style-name="T8">Console</text:span>.<text:span text:style-name="T9">Write</text:span>(<text:span text:style-name="T11">"Количество элементов в C: "</text:span>);</text:p>
      <text:p text:style-name="P3"><text:span text:style-name="T8">n</text:span> = <text:span text:style-name="T8">Convert</text:span>.<text:span text:style-name="T9">ToInt32</text:span>(<text:span text:style-name="T8">Console</text:span>.<text:span text:style-name="T9">ReadLine</text:span>());</text:p>
      <text:p text:style-name="P3"><text:span text:style-name="T8">C</text:span> = <text:span text:style-name="T7">new</text:span> <text:span text:style-name="T6">List</text:span>&lt;<text:span text:style-name="T7">int</text:span>&gt;(<text:span text:style-name="T8">n</text:span>);</text:p>
      <text:p text:style-name="P3"><text:span text:style-name="T5">for</text:span> (<text:span text:style-name="T7">int</text:span> 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3"><text:span text:style-name="T8">C</text:span>.<text:span text:style-name="T9">Add</text:span>(<text:span text:style-name="T8">Convert</text:span>.<text:span text:style-name="T9">ToInt32</text:span>(<text:span text:style-name="T8">Console</text:span>.<text:span text:style-name="T9">ReadLine</text:span>()));</text:p>
      <text:p text:style-name="P3">}</text:p>
      <text:p text:style-name="P3"><text:span text:style-name="T7">static</text:span> <text:span text:style-name="T7">void</text:span> <text:span text:style-name="T9">InputD</text:span>()</text:p>
      <text:p text:style-name="P3">{</text:p>
      <text:p text:style-name="P3"><text:span text:style-name="T8">Console</text:span>.<text:span text:style-name="T9">Write</text:span>(<text:span text:style-name="T11">"Количество элементов в D: "</text:span>);</text:p>
      <text:p text:style-name="P3"><text:span text:style-name="T8">n</text:span> = <text:span text:style-name="T8">Convert</text:span>.<text:span text:style-name="T9">ToInt32</text:span>(<text:span text:style-name="T8">Console</text:span>.<text:span text:style-name="T9">ReadLine</text:span>());</text:p>
      <text:p text:style-name="P3"><text:span text:style-name="T8">D</text:span> = <text:span text:style-name="T7">new</text:span> <text:span text:style-name="T6">List</text:span>&lt;<text:span text:style-name="T7">int</text:span>&gt;(<text:span text:style-name="T8">n</text:span>);</text:p>
      <text:p text:style-name="P3"><text:span text:style-name="T5">for</text:span> (<text:span text:style-name="T7">int</text:span> 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3"><text:span text:style-name="T8">B</text:span>.<text:span text:style-name="T9">Add</text:span>(<text:span text:style-name="T8">Convert</text:span>.<text:span text:style-name="T9">ToInt32</text:span>(<text:span text:style-name="T8">Console</text:span>.<text:span text:style-name="T9">ReadLine</text:span>()));</text:p>
      <text:p text:style-name="P3">}</text:p>
      <text:p text:style-name="P3"><text:span text:style-name="T7">static</text:span> <text:span text:style-name="T7">void</text:span> <text:span text:style-name="T9">parentheses</text:span>()</text:p>
      <text:p text:style-name="P3">{</text:p>
      <text:p text:style-name="P3"><text:span text:style-name="T8">Console</text:span>.<text:span text:style-name="T9">Write</text:span>(<text:span text:style-name="T11">"Количество скобок: "</text:span>);</text:p>
      <text:p text:style-name="P3"><text:span text:style-name="T8">n</text:span> = <text:span text:style-name="T8">Convert</text:span>.<text:span text:style-name="T9">ToInt32</text:span>(<text:span text:style-name="T8">Console</text:span>.<text:span text:style-name="T9">ReadLine</text:span>());</text:p>
      <text:p text:style-name="P3"><text:span text:style-name="T6">IEnumerable</text:span>&lt;<text:span text:style-name="T7">int</text:span>&gt;[] <text:span text:style-name="T8">parentheses</text:span> = <text:span text:style-name="T7">new</text:span> <text:span text:style-name="T6">IEnumerable</text:span>&lt;<text:span text:style-name="T7">int</text:span>&gt; [<text:span text:style-name="T8">n</text:span>];</text:p>
      <text:p text:style-name="P3"><text:span text:style-name="T5">for</text:span> (<text:span text:style-name="T7">int</text:span> <text:span text:style-name="T8">i</text:span> = <text:span text:style-name="T10">0</text:span>; <text:span text:style-name="T8">i</text:span> &lt; <text:span text:style-name="T8">parentheses</text:span>.<text:span text:style-name="T8">Length</text:span>; <text:span text:style-name="T8">i</text:span>++)</text:p>
      <text:p text:style-name="P3">{</text:p>
      <text:p text:style-name="P3"><text:span text:style-name="T8">Console</text:span>.<text:span text:style-name="T9">Write</text:span>(<text:span text:style-name="T11">"Скобка({0}): "</text:span>, <text:span text:style-name="T8">i</text:span>+<text:span text:style-name="T10">1</text:span>);</text:p>
      <text:p text:style-name="P3"><text:span text:style-name="T7">string</text:span> <text:span text:style-name="T8">st</text:span> = <text:span text:style-name="T8">Console</text:span>.<text:span text:style-name="T9">ReadLine</text:span>();</text:p>
      <text:p text:style-name="P3"><text:span text:style-name="T8">parentheses</text:span>[<text:span text:style-name="T8">i</text:span>] = <text:span text:style-name="T9">Parse</text:span>(<text:span text:style-name="T8">st</text:span>);</text:p>
      <text:p text:style-name="P3">}</text:p>
      <text:p text:style-name="P3"><text:span text:style-name="T5">if</text:span> (<text:span text:style-name="T8">n</text:span> != <text:span text:style-name="T10">1</text:span>)</text:p>
      <text:p text:style-name="P3">{</text:p>
      <text:p text:style-name="P3"><text:span text:style-name="T8">Console</text:span>.<text:span text:style-name="T9">Write</text:span>(<text:span text:style-name="T11">"Операция между скобками: "</text:span>);</text:p>
      <text:p text:style-name="P3"><text:span text:style-name="T7">string</text:span> <text:span text:style-name="T8">buf</text:span> = <text:span text:style-name="T8">Console</text:span>.<text:span text:style-name="T9">ReadLine</text:span>();</text:p>
      <text:p text:style-name="P3"><text:span text:style-name="T5">if</text:span> (<text:span text:style-name="T8">buf</text:span> == <text:span text:style-name="T11">"^"</text:span> || <text:span text:style-name="T8">buf</text:span> == <text:span text:style-name="T11">"*"</text:span>)</text:p>
      <text:p text:style-name="P3"><text:span text:style-name="T5">for</text:span> (<text:span text:style-name="T7">int</text:span> <text:span text:style-name="T8">i</text:span> = <text:span text:style-name="T10">0</text:span>; <text:span text:style-name="T8">i</text:span> &lt; (<text:span text:style-name="T8">parentheses</text:span>.<text:span text:style-name="T8">Length</text:span> - <text:span text:style-name="T10">1</text:span>); <text:span text:style-name="T8">i</text:span>++)</text:p>
      <text:p text:style-name="P3"><text:span text:style-name="T8">parentheses</text:span>[<text:span text:style-name="T8">i</text:span> + <text:span text:style-name="T10">1</text:span>] = <text:span text:style-name="T9">Intersection</text:span>(<text:span text:style-name="T8">parentheses</text:span>[<text:span text:style-name="T8">i</text:span>], <text:span text:style-name="T8">parentheses</text:span>[<text:span text:style-name="T8">i</text:span> + <text:span text:style-name="T10">1</text:span>]);</text:p>
      <text:p text:style-name="P3"><text:span text:style-name="T5">if</text:span> (<text:span text:style-name="T8">buf</text:span> == <text:span text:style-name="T11">"v"</text:span> || <text:span text:style-name="T8">buf</text:span> == <text:span text:style-name="T11">"+"</text:span>)</text:p>
      <text:p text:style-name="P3"><text:span text:style-name="T5">for</text:span> (<text:span text:style-name="T7">int</text:span> <text:span text:style-name="T8">i</text:span> = <text:span text:style-name="T10">0</text:span>; <text:span text:style-name="T8">i</text:span> &lt; (<text:span text:style-name="T8">parentheses</text:span>.<text:span text:style-name="T8">Length</text:span> - <text:span text:style-name="T10">1</text:span>); <text:span text:style-name="T8">i</text:span>++)</text:p>
      <text:p text:style-name="P3"><text:span text:style-name="T8">parentheses</text:span>[<text:span text:style-name="T8">i</text:span> + <text:span text:style-name="T10">1</text:span>] = <text:span text:style-name="T9">Union</text:span>(<text:span text:style-name="T8">parentheses</text:span>[<text:span text:style-name="T8">i</text:span>], <text:span text:style-name="T8">parentheses</text:span>[<text:span text:style-name="T8">i</text:span> + <text:span text:style-name="T10">1</text:span>]);</text:p>
      <text:p text:style-name="P3">}</text:p>
      <text:p text:style-name="P3"><text:span text:style-name="T8">Console</text:span>.<text:span text:style-name="T9">Write</text:span>(<text:span text:style-name="T11">"Ответ: "</text:span>);</text:p>
      <text:p text:style-name="P3"><text:span text:style-name="T5">foreach</text:span> (<text:span text:style-name="T7">int</text:span> <text:span text:style-name="T8">element</text:span> <text:span text:style-name="T5">in</text:span> <text:span text:style-name="T8">parentheses</text:span>[<text:span text:style-name="T8">n</text:span> - <text:span text:style-name="T10">1</text:span>])</text:p>
      <text:p text:style-name="P3"><text:span text:style-name="T8">Console</text:span>.<text:span text:style-name="T9">Write</text:span>(<text:span text:style-name="T11">$"{</text:span><text:span text:style-name="T8">element</text:span><text:span text:style-name="T11">} "</text:span>);</text:p>
      <text:p text:style-name="P3">}</text:p>
      <text:p text:style-name="P3">}</text:p>
      <text:p text:style-name="P3">}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33" style:display-name="Заголовок 33" style:family="paragraph" style:parent-style-name="Standard" style:default-outline-level=""/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loext:contextual-spacing="false" fo:line-height="108%" fo:text-align="start" style:justify-single-word="false" fo:text-indent="0cm" style:auto-text-indent="false"/>
      <style:text-properties fo:color="#2e74b5" style:font-name="Calibri Light" fo:font-family="'Calibri Light'" style:font-family-generic="roman" style:font-pitch="variable" fo:font-size="16pt" style:font-size-asian="16pt"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1.251cm" fo:margin-right="0cm" fo:margin-top="0cm" fo:margin-bottom="0.176cm" loext:contextual-spacing="false" fo:text-indent="0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.251cm" fo:margin-right="0cm" fo:margin-top="0cm" fo:margin-bottom="0.176cm" loext:contextual-spacing="false" fo:text-indent="0cm" style:auto-text-indent="false">
        <style:tab-stops>
          <style:tab-stop style:position="2.251cm"/>
          <style:tab-stop style:position="16.983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1" style:family="paragraph" style:parent-style-name="Standard" style:next-style-name="Text_20_body" style:default-outline-level="">
      <style:paragraph-properties fo:keep-with-next="always"/>
      <style:text-properties fo:font-weight="bold" style:font-name-asian="Noto Sans CJK SC DemiLight" style:font-family-asian="'Noto Sans CJK SC DemiLight'" style:font-family-generic-asian="system" style:font-pitch-asian="variable" style:font-weight-asian="bold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94cm" fo:margin-right="0cm" fo:line-height="100%" fo:text-indent="-0.494cm" style:auto-text-indent="false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Заголовок_20_33_20_Знак" style:display-name="Заголовок 33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" text:bullet-char="•">
        <style:list-level-properties text:list-level-position-and-space-mode="label-alignment">
          <style:list-level-label-alignment text:label-followed-by="listtab" fo:text-indent="-1.244cm" fo:margin-left="2.492cm"/>
        </style:list-level-properties>
        <style:text-properties fo:font-family="'Times New Roman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1.244cm" fo:margin-left="3.741cm"/>
        </style:list-level-properties>
        <style:text-properties fo:font-family="'Times New Roman'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5" text:bullet-char="•">
        <style:list-level-properties text:list-level-position-and-space-mode="label-alignment">
          <style:list-level-label-alignment text:label-followed-by="listtab" fo:text-indent="-1.244cm" fo:margin-left="3.741cm"/>
        </style:list-level-properties>
        <style:text-properties fo:font-family="'Times New Roman'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1.244cm" fo:margin-left="3.743cm"/>
        </style:list-level-properties>
        <style:text-properties fo:font-family="'Times New Roman'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5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7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38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0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41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3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5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6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</meta:initial-creator>
    <meta:editing-cycles>17</meta:editing-cycles>
    <meta:creation-date>2018-06-13T11:37:00</meta:creation-date>
    <dc:date>2020-11-18T10:12:09.468364294</dc:date>
    <meta:editing-duration>P1DT2M20S</meta:editing-duration>
    <meta:generator>LibreOffice/6.4.6.2$Linux_X86_64 LibreOffice_project/40$Build-2</meta:generator>
    <meta:document-statistic meta:table-count="0" meta:image-count="0" meta:object-count="0" meta:page-count="5" meta:paragraph-count="195" meta:word-count="743" meta:character-count="4584" meta:non-whitespace-character-count="4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